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96000000A2A54EA07C2.png" manifest:media-type="image/png"/>
  <manifest:file-entry manifest:full-path="Pictures/1000020100000500000005666BB7EB22.png" manifest:media-type="image/png"/>
  <manifest:file-entry manifest:full-path="Pictures/10000201000012C0000012C0C6F6A7B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51cm" svg:stroke-color="#000000" draw:marker-start-width="0.276cm" draw:marker-end-width="0.276cm" draw:fill="solid" draw:fill-color="#7c0d0f" draw:auto-grow-height="false" fo:padding-top="0.15cm" fo:padding-bottom="0.15cm" fo:padding-left="0.275cm" fo:padding-right="0.275cm" fo:wrap-option="wrap"/>
    </style:style>
    <style:style style:name="gr2" style:family="graphic" style:parent-style-name="standard">
      <style:graphic-properties svg:stroke-width="0.051cm" svg:stroke-color="#000000" draw:marker-start-width="0.276cm" draw:marker-end-width="0.276cm" draw:fill="solid" draw:fill-color="#dddddd" draw:auto-grow-height="false" fo:padding-top="0.15cm" fo:padding-bottom="0.15cm" fo:padding-left="0.275cm" fo:padding-right="0.275cm" fo:wrap-option="wrap"/>
    </style:style>
    <style:style style:name="gr3" style:family="graphic" style:parent-style-name="standard">
      <style:graphic-properties draw:stroke="solid" svg:stroke-width="0.051cm" svg:stroke-color="#000000" draw:marker-start-width="0.276cm" draw:marker-end-width="0.276cm" draw:fill="solid" draw:fill-color="#7c0d0f" draw:auto-grow-height="false" fo:padding-top="0.15cm" fo:padding-bottom="0.15cm" fo:padding-left="0.275cm" fo:padding-right="0.275cm" fo:wrap-option="wrap"/>
    </style:style>
    <style:style style:name="gr4" style:family="graphic" style:parent-style-name="standard">
      <style:graphic-properties svg:stroke-width="0.051cm" svg:stroke-color="#000000" draw:marker-start-width="0.276cm" draw:marker-end-width="0.276cm" draw:fill="solid" draw:fill-color="#dddddd" draw:auto-grow-height="false" fo:padding-top="0.15cm" fo:padding-bottom="0.15cm" fo:padding-left="0.275cm" fo:padding-right="0.275cm" fo:wrap-option="wrap"/>
    </style:style>
    <style:style style:name="gr5" style:family="graphic" style:parent-style-name="standard">
      <style:graphic-properties draw:stroke="none" svg:stroke-color="#000000" draw:fill="none" draw:fill-color="#ffffff" fo:min-height="1.655cm"/>
    </style:style>
    <style:style style:name="gr6" style:family="graphic" style:parent-style-name="standard">
      <style:graphic-properties draw:stroke="none" svg:stroke-color="#000000" draw:fill="none" draw:fill-color="#ffffff" fo:min-height="1.016cm"/>
    </style:style>
    <style:style style:name="gr7" style:family="graphic" style:parent-style-name="standard">
      <style:graphic-properties draw:stroke="none" svg:stroke-color="#000000" draw:fill="none" draw:fill-color="#ffffff" fo:min-height="1.142cm"/>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text-properties fo:font-size="11pt" style:font-size-asian="11pt" style:font-size-complex="11pt"/>
    </style:style>
    <style:style style:name="P2" style:family="paragraph">
      <style:paragraph-properties fo:text-align="center"/>
      <style:text-properties fo:color="#ffffff" fo:font-size="13pt" fo:font-weight="bold" style:font-size-asian="13pt" style:font-weight-asian="bold" style:font-size-complex="13pt" style:font-weight-complex="bold"/>
    </style:style>
    <style:style style:name="P3" style:family="paragraph">
      <style:paragraph-properties fo:text-align="center"/>
      <style:text-properties fo:font-size="13pt" fo:font-weight="bold" style:font-size-asian="13pt" style:font-weight-asian="bold" style:font-size-complex="13pt" style:font-weight-complex="bold"/>
    </style:style>
    <style:style style:name="P4" style:family="paragraph">
      <style:paragraph-properties fo:text-align="center"/>
    </style:style>
    <style:style style:name="T1" style:family="text">
      <style:text-properties fo:color="#ffffff" fo:font-size="13pt" fo:font-weight="bold" style:font-size-asian="13pt" style:font-weight-asian="bold" style:font-size-complex="13pt" style:font-weight-complex="bold"/>
    </style:style>
    <style:style style:name="T2" style:family="text">
      <style:text-properties fo:font-size="13pt" fo:font-weight="bold" style:font-size-asian="13pt" style:font-weight-asian="bold" style:font-size-complex="13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477cm" svg:height="4.953cm" svg:x="3.921cm" svg:y="4.937cm">
          <text:p text:style-name="P1"/>
          <draw:enhanced-geometry svg:viewBox="0 0 21600 21600" draw:glue-points="10800 0 0 10800 10800 21600 21600 10800" draw:text-areas="5600 7300 16000 14300" draw:mirror-horizontal="false" draw:mirror-vertical="false"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2" draw:text-style-name="P1" draw:layer="layout" svg:width="6.794cm" svg:height="4.627cm" draw:transform="rotate (-1.5707963267949) translate (13.573cm 4.09cm)">
          <text:p text:style-name="P4"/>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3" draw:layer="layout" svg:width="6.794cm" svg:height="4.627cm" draw:transform="rotate (-1.5707963267949) translate (9.418cm 8.35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4" draw:layer="layout" svg:width="6.477cm" svg:height="4.953cm" svg:x="7.976cm" svg:y="9.352cm">
          <text:p/>
          <draw:enhanced-geometry svg:viewBox="0 0 21600 21600" draw:glue-points="10800 0 0 10800 10800 21600 21600 10800" draw:text-areas="5600 7300 16000 14300" draw:mirror-horizontal="false" draw:mirror-vertical="false"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5" draw:text-style-name="P2" draw:layer="layout" svg:width="3.683cm" svg:height="2.299cm" svg:x="5.318cm" svg:y="6.309cm">
          <draw:text-box>
            <text:p text:style-name="P2"><text:span text:style-name="T1">Miniboxed</text:span></text:p>
            <text:p text:style-name="P2"><text:span text:style-name="T1">Encoding,</text:span></text:p>
            <text:p text:style-name="P2"><text:span text:style-name="T1">Duplication,</text:span></text:p>
            <text:p text:style-name="P2"><text:span text:style-name="T1">Rewriting</text:span></text:p>
          </draw:text-box>
        </draw:frame>
        <draw:frame draw:style-name="gr6" draw:text-style-name="P3" draw:layer="layout" svg:width="3.937cm" svg:height="1.787cm" svg:x="9.319cm" svg:y="6.579cm">
          <draw:text-box>
            <text:p text:style-name="P3"><text:span text:style-name="T2">Late</text:span></text:p>
            <text:p text:style-name="P3"><text:span text:style-name="T2">Data</text:span></text:p>
            <text:p text:style-name="P3"><text:span text:style-name="T2">Layout</text:span></text:p>
          </draw:text-box>
        </draw:frame>
        <draw:frame draw:style-name="gr6" draw:text-style-name="P3" draw:layer="layout" svg:width="3.937cm" svg:height="1.787cm" svg:x="9.255cm" svg:y="10.897cm">
          <draw:text-box>
            <text:p text:style-name="P3"><text:span text:style-name="T2">Library</text:span></text:p>
            <text:p text:style-name="P3"><text:span text:style-name="T2">Construct</text:span></text:p>
            <text:p text:style-name="P3"><text:span text:style-name="T2">Replacement</text:span></text:p>
          </draw:text-box>
        </draw:frame>
        <draw:frame draw:style-name="gr7" draw:text-style-name="P2" draw:layer="layout" svg:width="3.683cm" svg:height="2.299cm" svg:x="5.218cm" svg:y="10.625cm">
          <draw:text-box>
            <text:p text:style-name="P2"><text:span text:style-name="T1">Perfor-</text:span></text:p>
            <text:p text:style-name="P2"><text:span text:style-name="T1">mance</text:span></text:p>
            <text:p text:style-name="P2"><text:span text:style-name="T1">Advi-</text:span></text:p>
            <text:p text:style-name="P2"><text:span text:style-name="T1">sories</text:span></text:p>
          </draw:text-box>
        </draw:frame>
        <draw:frame draw:style-name="gr8" draw:text-style-name="P4" draw:layer="layout" svg:width="1.397cm" svg:height="1.397cm" svg:x="7.803cm" svg:y="5.158cm">
          <draw:image xlink:href="Pictures/10000201000012C0000012C0C6F6A7B3.png" xlink:type="simple" xlink:show="embed" xlink:actuate="onLoad">
            <text:p/>
          </draw:image>
        </draw:frame>
        <draw:frame draw:style-name="gr9" draw:text-style-name="P4" draw:layer="layout" svg:width="1.12cm" svg:height="1.209cm" svg:x="11.945cm" svg:y="9.636cm">
          <draw:image xlink:href="Pictures/1000020100000500000005666BB7EB22.png" xlink:type="simple" xlink:show="embed" xlink:actuate="onLoad">
            <text:p text:style-name="P4"><text:s text:c="2"/></text:p>
          </draw:image>
        </draw:frame>
        <draw:frame draw:style-name="gr8" draw:text-style-name="P4" draw:layer="layout" svg:width="1.397cm" svg:height="1.397cm" svg:x="7.858cm" svg:y="9.763cm">
          <draw:image xlink:href="Pictures/10000201000012C0000012C0C6F6A7B3.png" xlink:type="simple" xlink:show="embed" xlink:actuate="onLoad">
            <text:p/>
          </draw:image>
        </draw:frame>
        <draw:frame draw:style-name="gr8" draw:text-style-name="P4" draw:layer="layout" svg:width="1.143cm" svg:height="1.239cm" svg:x="12.176cm" svg:y="5.603cm">
          <draw:image xlink:href="Pictures/100002010000096000000A2A54EA07C2.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9-09T03:10:29.004447434</meta:creation-date>
    <dc:date>2015-09-09T04:44:01.660943460</dc:date>
    <meta:editing-duration>PT1H18M7S</meta:editing-duration>
    <meta:editing-cycles>2</meta:editing-cycles>
    <meta:generator>LibreOffice/4.2.8.2$Linux_X86_64 LibreOffice_project/420m0$Build-2</meta:generator>
    <meta:document-statistic meta:object-count="12"/>
  </office:meta>
</office:document-meta>
</file>